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Helvetica Neue" svg:font-family="'Helvetica Neue', Helvetica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Helvetica Neue" fo:font-size="10.5pt" fo:letter-spacing="normal" fo:font-style="normal" fo:font-weight="normal"/>
    </style:style>
    <style:style style:name="P2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Helvetica Neue" fo:font-size="10.5pt" fo:letter-spacing="normal" fo:font-style="normal" fo:font-weight="normal"/>
    </style:style>
    <style:style style:name="P3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Helvetica Neue" fo:font-size="10.5pt" fo:letter-spacing="normal" fo:font-style="normal" fo:font-weight="normal" fo:background-color="#ffff00"/>
    </style:style>
    <style:style style:name="P4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c9211e" loext:opacity="100%" style:font-name="Helvetica Neue" fo:font-size="10.5pt" fo:letter-spacing="normal" fo:font-style="normal" fo:font-weight="normal"/>
    </style:style>
    <style:style style:name="P5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c9211e" loext:opacity="100%" style:font-name="Helvetica Neue" fo:font-size="10.5pt" fo:letter-spacing="normal" fo:font-style="normal" fo:font-weight="normal" fo:background-color="#ffff00"/>
    </style:style>
    <style:style style:name="T1" style:family="text">
      <style:text-properties fo:background-color="#ffff00" loext:char-shading-value="0"/>
    </style:style>
    <style:style style:name="T2" style:family="text">
      <style:text-properties fo:background-color="#ffff00" loext:char-shading-value="0"/>
    </style:style>
    <style:style style:name="T3" style:family="text">
      <style:text-properties fo:color="#c9211e" loext:opacity="100%"/>
    </style:style>
    <style:style style:name="T4" style:family="text">
      <style:text-properties fo:color="#c9211e" loext:opacity="100%" fo:background-color="#ffff00" loext:char-shading-value="0"/>
    </style:style>
    <style:style style:name="T5" style:family="text">
      <style:text-properties fo:color="#c9211e" loext:opacity="100%" fo:background-color="#ffff00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UCP – Unidade Central de Processamento</text:p>
      <text:p text:style-name="P1"/>
      <text:p text:style-name="P1">TESTE REALIZADO</text:p>
      <text:p text:style-name="P1"/>
      <text:p text:style-name="P1"><text:s/></text:p>
      <text:p text:style-name="P3">Questão1 <text:s/></text:p>
      <text:p text:style-name="P1"><text:s/></text:p>
      <text:p text:style-name="P1"><text:s text:c="3"/></text:p>
      <text:p text:style-name="P1">“Este componente é o responsável pelo tratamento de informações armazenadas em memória (programas em código de máquina e dos dados).”</text:p>
      <text:p text:style-name="P1">Tendo por base a afirmação acima, selecione a alternativa correta que corresponde ao tipo dispositivo mencionado:</text:p>
      <text:p text:style-name="P1"><text:s/></text:p>
      <text:p text:style-name="P1">1 - memória secundária.</text:p>
      <text:p text:style-name="P1">2 - processador cache I7.</text:p>
      <text:p text:style-name="P1">3 - processador preemptivo L4.</text:p>
      <text:p text:style-name="P1">4 - processador quântico J3.</text:p>
      <text:p text:style-name="P3">5 - processador.</text:p>
      <text:p text:style-name="P1"><text:s/></text:p>
      <text:p text:style-name="P3">Sua resposta: processador.</text:p>
      <text:p text:style-name="P1">Valor: Resposta Correta</text:p>
      <text:p text:style-name="P1">Valor recebido: 10.00</text:p>
      <text:p text:style-name="P1"/>
      <text:p text:style-name="P1"/>
      <text:p text:style-name="P1"><text:s/></text:p>
      <text:p text:style-name="P1"><text:s/></text:p>
      <text:p text:style-name="P3">Questão2 <text:s/></text:p>
      <text:p text:style-name="P1"><text:s/></text:p>
      <text:p text:style-name="P1"><text:s text:c="3"/></text:p>
      <text:p text:style-name="P1">Observe a proposição abaixo e complete com a resposta que julgar correta:</text:p>
      <text:p text:style-name="P1"/>
      <text:p text:style-name="P1">Quando diante de determinada quantidade de dados que a CPU possa vir a ter que processar, será no(a)______________________________que serão alocadas as informações que estão sendo constantemente requisitadas. </text:p>
      <text:p text:style-name="P1"><text:s/></text:p>
      <text:p text:style-name="P3">1 - cache.</text:p>
      <text:p text:style-name="P1">2 - memória plena.</text:p>
      <text:p text:style-name="P1">3 - memória de instruções.</text:p>
      <text:p text:style-name="P1">4 - centro de instruções.</text:p>
      <text:p text:style-name="P1">5 - centro de controle.</text:p>
      <text:p text:style-name="P1"><text:s/></text:p>
      <text:p text:style-name="P3">Sua resposta: cache.</text:p>
      <text:p text:style-name="P1">Valor: Resposta Correta</text:p>
      <text:p text:style-name="P1">Valor recebido: 10.00</text:p>
      <text:p text:style-name="P1"/>
      <text:p text:style-name="P1"/>
      <text:p text:style-name="P1"><text:s/></text:p>
      <text:p text:style-name="P1"><text:s/></text:p>
      <text:p text:style-name="P3">Questão3 <text:s/></text:p>
      <text:p text:style-name="P1"><text:s/></text:p>
      <text:p text:style-name="P1"><text:s text:c="3"/></text:p>
      <text:p text:style-name="P1">“Uma das funções deste tipo de memória é armazenar o que está “sendo constantemente requisitado” com o objetivo de agilizar o processamento <text:s/>por meio do armazenamento dos dados. Esta técnica evita e torna desnecessário percorrer o HD ou a RAM para buscar este tipo de informação.”</text:p>
      <text:p text:style-name="P1">Tendo por base a afirmação acima, selecione a alternativa correta sobre qual componente está sendo feita referência:</text:p>
      <text:p text:style-name="P1"><text:s/></text:p>
      <text:p text:style-name="P1">1 - Unidade Lógica Aritmética.</text:p>
      <text:p text:style-name="P1"><text:soft-page-break/>2 - Unidade Lógica Alfanumérica.</text:p>
      <text:p text:style-name="P3">3 - Memória Cache.</text:p>
      <text:p text:style-name="P1">4 - Unidade de Controle.</text:p>
      <text:p text:style-name="P1">5 - Unidade Logarítmica Analítica.</text:p>
      <text:p text:style-name="P1"><text:s/></text:p>
      <text:p text:style-name="P3">Sua resposta: Memória Cache.</text:p>
      <text:p text:style-name="P1">Valor: Resposta Correta</text:p>
      <text:p text:style-name="P1">Valor recebido: 10.00</text:p>
      <text:p text:style-name="P1"/>
      <text:p text:style-name="P1"/>
      <text:p text:style-name="P1"><text:s/></text:p>
      <text:p text:style-name="P1"><text:s/></text:p>
      <text:p text:style-name="P3">Questão4 <text:s/></text:p>
      <text:p text:style-name="P1"><text:s/></text:p>
      <text:p text:style-name="P1"><text:s text:c="3"/></text:p>
      <text:p text:style-name="P1">“É um circuito combinatório responsável pela execução de somas, subtrações e funções lógicas, em um sistema digital.” (USP-2011)</text:p>
      <text:p text:style-name="P1">Tendo por base a afirmação acima, selecione a alternativa correta sobre qual componente está sendo feita referência:</text:p>
      <text:p text:style-name="P1"><text:s/></text:p>
      <text:p text:style-name="P1">1 - memória secundária.</text:p>
      <text:p text:style-name="P3">2 - Unidade Lógica Aritmética.</text:p>
      <text:p text:style-name="P1">3 - processador preemptivo L4.</text:p>
      <text:p text:style-name="P1">4 - processador quântico J3.</text:p>
      <text:p text:style-name="P1">5 - processador.</text:p>
      <text:p text:style-name="P1"><text:s/></text:p>
      <text:p text:style-name="P3">Sua resposta: Unidade Lógica Aritmética.</text:p>
      <text:p text:style-name="P1">Valor: Resposta Correta</text:p>
      <text:p text:style-name="P1">Valor recebido: 10.00</text:p>
      <text:p text:style-name="P1"/>
      <text:p text:style-name="P1"/>
      <text:p text:style-name="P1"><text:s/></text:p>
      <text:p text:style-name="P1"><text:s/></text:p>
      <text:p text:style-name="P3">Questão5 <text:s/></text:p>
      <text:p text:style-name="P3"><text:s/></text:p>
      <text:p text:style-name="P1"><text:s text:c="3"/></text:p>
      <text:p text:style-name="P1">Considerando os componentes de um processador, assinale a alternativa que corresponde à correta sequência da coluna em branco:</text:p>
      <text:p text:style-name="P1">1. Unidade de Controle</text:p>
      <text:p text:style-name="P1">2. ULA</text:p>
      <text:p text:style-name="P1">3. Registradores</text:p>
      <text:p text:style-name="P1"/>
      <text:p text:style-name="P1">( <text:s text:c="3"/>) memória rápida para guardar informações de controle, resultados intermediários.</text:p>
      <text:p text:style-name="P1">( <text:s text:c="3"/>) busca a instrução da memória e decodifica-a.</text:p>
      <text:p text:style-name="P1">( <text:s text:c="3"/>) realiza operações aritméticas e booleanas.</text:p>
      <text:p text:style-name="P1">( <text:s text:c="3"/>) <text:s/>assume todas as tarefas relacionadas às operações lógicas</text:p>
      <text:p text:style-name="P1"><text:s/></text:p>
      <text:p text:style-name="P1">1 - 3, 1, 2, 3</text:p>
      <text:p text:style-name="P1">2 - 3, 1, 2, 1</text:p>
      <text:p text:style-name="P3">3 - 3, 1, 2, 2</text:p>
      <text:p text:style-name="P1">4 - 3, 2, 1, 2</text:p>
      <text:p text:style-name="P1">5 - 3, 2, 1, 2</text:p>
      <text:p text:style-name="P1"><text:s/></text:p>
      <text:p text:style-name="P3">Sua resposta: 3, 1, 2, 2</text:p>
      <text:p text:style-name="P1">Valor: Resposta Correta</text:p>
      <text:p text:style-name="P1">Valor recebido: 10.00</text:p>
      <text:p text:style-name="P1"/>
      <text:p text:style-name="P1"/>
      <text:p text:style-name="P1"><text:s/></text:p>
      <text:p text:style-name="P1"><text:soft-page-break/><text:s/></text:p>
      <text:p text:style-name="P3">Questão6 <text:s/></text:p>
      <text:p text:style-name="P3"><text:s/></text:p>
      <text:p text:style-name="P1"><text:s text:c="3"/></text:p>
      <text:p text:style-name="P1">Observe as proposições abaixo e responda se é FALSA ou VERDADEIRA. Logo depois selecione a resposta que corresponde a sequência escolhida a respeito das “funções e características dos componentes do processador (UCP)”:</text:p>
      <text:p text:style-name="P1">( <text:s text:c="3"/>) A UCLA é conhecida como uma memória rápida utilizada para guardar informações de controle e resultados intermediários.</text:p>
      <text:p text:style-name="P1">( <text:s text:c="3"/>) A Unidade Lógica Aritmética é a responsável por buscar instruções da memória e decodificá-las.</text:p>
      <text:p text:style-name="P1">( <text:s text:c="3"/>) A Unidade de Controle é responsável por realizar operações aritméticas e booleanas.</text:p>
      <text:p text:style-name="P1">( <text:s text:c="3"/>) A Unidade de Controle é responsável por todas as tarefas relacionadas às operações lógicas.</text:p>
      <text:p text:style-name="P1">( <text:s text:c="3"/>) Os Registradores são os responsáveis por definir como será o funcionamento e a ordem da realização das tarefas diversas do processador.</text:p>
      <text:p text:style-name="P1"><text:s/></text:p>
      <text:p text:style-name="P1">1 - F – V – F – V - F</text:p>
      <text:p text:style-name="P3">2 - F – F – F – F - F</text:p>
      <text:p text:style-name="P1">3 - V – V – V – F - F</text:p>
      <text:p text:style-name="P1">4 - V – F – F – V - V</text:p>
      <text:p text:style-name="P1">5 - F – F – V – F – V</text:p>
      <text:p text:style-name="P1"><text:s/></text:p>
      <text:p text:style-name="P3">Sua resposta: F – F – F – F - F</text:p>
      <text:p text:style-name="P1">Valor: Resposta Correta</text:p>
      <text:p text:style-name="P1">Valor recebido: 10.00</text:p>
      <text:p text:style-name="P1"/>
      <text:p text:style-name="P1"/>
      <text:p text:style-name="P1"><text:s/></text:p>
      <text:p text:style-name="P1"><text:s/></text:p>
      <text:p text:style-name="P4">Questão7 <text:s/></text:p>
      <text:p text:style-name="P1"><text:s/></text:p>
      <text:p text:style-name="P1"><text:s text:c="3"/>(TRT 1ª – 2011) A Unidade de Controle (UC) é responsável por gerar todos os sinais que controlam as operações no exterior da CPU e por dar todas as instruções para o correto funcionamento interno da CPU. Nesse contexto, é INCORRETO afirmar:</text:p>
      <text:p text:style-name="P1"><text:s/></text:p>
      <text:p text:style-name="P4">1 - A UC executa as ações básicas pré-programadas pelo próprio fabricante do processador, sendo elas: busca, decodificação e execução.</text:p>
      <text:p text:style-name="P1">2 - A unidade de busca carrega a instrução requisitada pelo processador a partir da verificação na memória principal e, caso não a encontre, vai procurá-la nas memórias cache.</text:p>
      <text:p text:style-name="P1">3 - A UC, dependendo do tipo de microprocessador, pode ser fixa ou programável.</text:p>
      <text:p text:style-name="P1">4 - A unidade de busca envia a instrução encontrada para a unidade de decodificação, que, por sua vez, terá como responsabilidade tratá-la e enviá-la à unidade de execução.</text:p>
      <text:p text:style-name="P1">5 - Antes do envio da instrução para processamento, a unidade de decodificação consulta o microcódigo para saber o que a instrução faz e quais requisitos devem ser satisfeitos para deixar a instrução pronta para execução.</text:p>
      <text:p text:style-name="P1"><text:s/></text:p>
      <text:p text:style-name="P4">Sua resposta: A UC executa as ações básicas pré-programadas pelo próprio fabricante do processador, sendo elas: busca, decodificação e execução.</text:p>
      <text:p text:style-name="P1">Valor: Resposta Errada</text:p>
      <text:p text:style-name="P1">Valor recebido: 0.00</text:p>
      <text:p text:style-name="P1"/>
      <text:p text:style-name="P1"/>
      <text:p text:style-name="P1"><text:s/></text:p>
      <text:p text:style-name="P1"><text:s/></text:p>
      <text:p text:style-name="P1">Questão8 <text:s/></text:p>
      <text:p text:style-name="P1"><text:s/></text:p>
      <text:p text:style-name="P1"><text:s text:c="3"/></text:p>
      <text:p text:style-name="P1"><text:soft-page-break/>Observe as proposições abaixo e responda se é FALSA ou VERDADEIRA. Logo depois selecione a resposta que corresponde à sequência escolhida a respeito das “funções e características do processador (UCP)”:</text:p>
      <text:p text:style-name="P1">(<text:tab/>) Tem a função de buscar instruções da memória.</text:p>
      <text:p text:style-name="P1">(<text:tab/>) Tem a função de examinar ou decodificar a instrução. </text:p>
      <text:p text:style-name="P1">( <text:s text:c="6"/>) Tem a função de executar a instrução.</text:p>
      <text:p text:style-name="P1">(<text:tab/>) <text:s text:c="2"/>O custo deste componente precisa ser viável comercialmente, sendo o ideal, que o preço seja menor que os outros componentes do disco rígido.</text:p>
      <text:p text:style-name="P1">(<text:tab/>) A velocidade deste componente deve ser a mesma velocidade do disco de superfície magnética para evitar que fique executando enquanto aguarda por operações ou instruções.</text:p>
      <text:p text:style-name="P1"><text:s/></text:p>
      <text:p text:style-name="P4">1 - V – V – F – V - F</text:p>
      <text:p text:style-name="P4">2 - F – F – V – F - F</text:p>
      <text:p text:style-name="P1">3 - V – V – V – F - F</text:p>
      <text:p text:style-name="P1">4 - V – V – F – V - V</text:p>
      <text:p text:style-name="P1">5 - F – F – V – F - V</text:p>
      <text:p text:style-name="P1"><text:s/></text:p>
      <text:p text:style-name="P4">Sua resposta: V – V – F – V - F</text:p>
      <text:p text:style-name="P1">Valor: Resposta Errada</text:p>
      <text:p text:style-name="P1">Valor recebido: 0.00</text:p>
      <text:p text:style-name="P1"/>
      <text:p text:style-name="P1"/>
      <text:p text:style-name="P1"><text:s/></text:p>
      <text:p text:style-name="P3"><text:s/></text:p>
      <text:p text:style-name="P3">Questão9 <text:s/></text:p>
      <text:p text:style-name="P1"><text:s/></text:p>
      <text:p text:style-name="P1"><text:s text:c="3"/></text:p>
      <text:p text:style-name="P1">Observe a proposição abaixo e complete com a resposta que julgar correta:</text:p>
      <text:p text:style-name="P1">Cabe ao ___________________________________ser o(a) responsável em transformar as instruções lógicas (virtuais) em endereços físicos na memória RAM.</text:p>
      <text:p text:style-name="P1"><text:s/></text:p>
      <text:p text:style-name="P1">1 - Registrador.</text:p>
      <text:p text:style-name="P1">2 - Registrador de Lógica Alfanumérica.</text:p>
      <text:p text:style-name="P3">3 - MMU (Memory Management Unit).</text:p>
      <text:p text:style-name="P1">4 - Processador.</text:p>
      <text:p text:style-name="P1">5 - Processador da Memória Cache.</text:p>
      <text:p text:style-name="P1"><text:s/></text:p>
      <text:p text:style-name="P3">Sua resposta: MMU (Memory Management Unit).</text:p>
      <text:p text:style-name="P1">Valor: Resposta Correta</text:p>
      <text:p text:style-name="P1">Valor recebido: 10.00</text:p>
      <text:p text:style-name="P1"/>
      <text:p text:style-name="P1"/>
      <text:p text:style-name="P1"><text:s/></text:p>
      <text:p text:style-name="P1"><text:s/></text:p>
      <text:p text:style-name="P5">Questão10 <text:s/></text:p>
      <text:p text:style-name="P3"><text:s/></text:p>
      <text:p text:style-name="P1"><text:s text:c="3"/></text:p>
      <text:p text:style-name="P1">Observe a proposição abaixo e complete com a resposta que julgar correta:</text:p>
      <text:p text:style-name="P1">A velocidade de um computador é medida, basicamente em _________________________________, que é uma unidade de medida de frequência, ou seja, mede a quantidade de vezes que um evento se repetirá em um determinado intervalo de tempo, e é isso que será usado para calcular a quantidade de operações que uma máquina pode executar em um segundo.</text:p>
      <text:p text:style-name="P1"><text:s/></text:p>
      <text:p text:style-name="P3">1 - Hertz</text:p>
      <text:p text:style-name="P4">2 - Ciclos</text:p>
      <text:p text:style-name="P1">3 - ULA</text:p>
      <text:p text:style-name="P1">4 - Registrador</text:p>
      <text:p text:style-name="P1"><text:soft-page-break/>5 - Processos</text:p>
      <text:p text:style-name="P1"><text:s/></text:p>
      <text:p text:style-name="P4">Sua resposta: Ciclos</text:p>
      <text:p text:style-name="P1">Valor: Resposta Errada</text:p>
      <text:p text:style-name="P1">Valor recebido: 0.00</text:p>
      <text:p text:style-name="P1"/>
      <text:p text:style-name="P1"/>
      <text:p text:style-name="P1"><text:s/></text:p>
      <text:p text:style-name="P1"><text:s/>TESTE REALIZADO</text:p>
      <text:p text:style-name="P1"/>
      <text:p text:style-name="P1"><text:s/></text:p>
      <text:p text:style-name="P3">Questão1 <text:s/></text:p>
      <text:p text:style-name="P1"><text:s/></text:p>
      <text:p text:style-name="P1"><text:s text:c="3"/>Na arquitetura de computadores, a ULA (Unidade Lógica e Aritmética) é um circuito que se conecta aos registradores para formar um caminho de dados. Em termos de linguagem de máquina multiníveis, a ULA situa-se no nível:</text:p>
      <text:p text:style-name="P1"><text:s/></text:p>
      <text:p text:style-name="P1">1 - lógico digital.</text:p>
      <text:p text:style-name="P1">2 - de linguagem de montagem.</text:p>
      <text:p text:style-name="P1">3 - de arquitetura de conjunto de instruções.</text:p>
      <text:p text:style-name="P1">4 - do sistema operacional de máquina.</text:p>
      <text:p text:style-name="P3">5 - de microarquitetura.</text:p>
      <text:p text:style-name="P1"><text:s/></text:p>
      <text:p text:style-name="P3">Sua resposta: de microarquitetura.</text:p>
      <text:p text:style-name="P1">Valor: Resposta Correta</text:p>
      <text:p text:style-name="P1">Valor recebido: 10.00</text:p>
      <text:p text:style-name="P1"/>
      <text:p text:style-name="P1"><text:s/></text:p>
      <text:p text:style-name="P1"><text:s/></text:p>
      <text:p text:style-name="P3">Questão4 <text:s/></text:p>
      <text:p text:style-name="P1"><text:s/></text:p>
      <text:p text:style-name="P1"><text:s text:c="3"/>(TSE-2011) Em relação à arquitetura, a CPU é representada pelo microprocessador, sendo responsável pela principal função dos microcomputadores, que é o processamento dos dados. Conceitualmente, a CPU é constituída de </text:p>
      <text:p text:style-name="P1"><text:s/></text:p>
      <text:p text:style-name="P1">1 - Registradores / Memória Cache / Coprocessador Aritmético e Lógico.</text:p>
      <text:p text:style-name="P3">2 - Registradores / Unidade de Controle / Unidade Lógica e Aritmética.</text:p>
      <text:p text:style-name="P1">3 - Buffers / Memória Cache / Coprocessador Aritmético e Lógico.</text:p>
      <text:p text:style-name="P1">4 - Buffers / Unidade de Controle / Unidade Lógica e Aritmética.</text:p>
      <text:p text:style-name="P1">5 - Unidade de Processamento / Unidade Lógica Algorítmica/</text:p>
      <text:p text:style-name="P1"><text:s/></text:p>
      <text:p text:style-name="P3">Sua resposta: Registradores / Unidade de Controle / Unidade Lógica e Aritmética.</text:p>
      <text:p text:style-name="P1">Valor: Resposta Correta</text:p>
      <text:p text:style-name="P1">Valor recebido: 10.00</text:p>
      <text:p text:style-name="P1"/>
      <text:p text:style-name="P1"/>
      <text:p text:style-name="P1"><text:s/></text:p>
      <text:p text:style-name="P1"><text:s/></text:p>
      <text:p text:style-name="P3">Questão5 <text:s/></text:p>
      <text:p text:style-name="P1"><text:s/></text:p>
      <text:p text:style-name="P1"><text:s text:c="3"/></text:p>
      <text:p text:style-name="P1">(TJ/PA 2009) Considere as afirmativas abaixo sobre os registradores.</text:p>
      <text:p text:style-name="P1"/>
      <text:p text:style-name="P1">I. São dispositivos que armazenam valores temporários principalmente dentro dos processadores.</text:p>
      <text:p text:style-name="P1"/>
      <text:p text:style-name="P1">II. São utilizados tanto para armazenar resultados quanto para obter valores de entrada das operações na execução de instruções lógicas e aritméticas.</text:p>
      <text:p text:style-name="P1"/>
      <text:p text:style-name="P1"><text:soft-page-break/>III. Não podem ser utilizados para armazenamento de valores na memória.</text:p>
      <text:p text:style-name="P1"/>
      <text:p text:style-name="P1">Com referência à arquitetura de computadores, é correto o que se afirma em:</text:p>
      <text:p text:style-name="P1"><text:s/></text:p>
      <text:p text:style-name="P3">1 - I e II, apenas.</text:p>
      <text:p text:style-name="P1">2 - I, apenas.</text:p>
      <text:p text:style-name="P1">3 - I e III, apenas.</text:p>
      <text:p text:style-name="P1">4 - II e III, apenas</text:p>
      <text:p text:style-name="P1">5 - I, II e III.</text:p>
      <text:p text:style-name="P1"><text:s/></text:p>
      <text:p text:style-name="P3">Sua resposta: I e II, apenas.</text:p>
      <text:p text:style-name="P1">Valor: Resposta Correta</text:p>
      <text:p text:style-name="P1">Valor recebido: 10.00</text:p>
      <text:p text:style-name="P1"/>
      <text:p text:style-name="P1"/>
      <text:p text:style-name="P1"><text:s/></text:p>
      <text:p text:style-name="P3"><text:s/></text:p>
      <text:p text:style-name="P3">Questão6 <text:s/></text:p>
      <text:p text:style-name="P1"><text:s/></text:p>
      <text:p text:style-name="P1"><text:s text:c="3"/></text:p>
      <text:p text:style-name="P1">Observe a proposição abaixo e complete com a resposta que julgar correta:</text:p>
      <text:p text:style-name="P1">Cabe ao ___________________________________ser o(a) responsável em transformar as instruções lógicas (virtuais) em endereços físicos na memória RAM.</text:p>
      <text:p text:style-name="P1"><text:s/></text:p>
      <text:p text:style-name="P1">1 - Registrador.</text:p>
      <text:p text:style-name="P1">2 - Registrador de Lógica Alfanumérica.</text:p>
      <text:p text:style-name="P3">3 - MMU (Memory Management Unit).</text:p>
      <text:p text:style-name="P1">4 - Processador.</text:p>
      <text:p text:style-name="P1">5 - Processador da Memória Cache.</text:p>
      <text:p text:style-name="P1"><text:s/></text:p>
      <text:p text:style-name="P3">Sua resposta: MMU (Memory Management Unit).</text:p>
      <text:p text:style-name="P1">Valor: Resposta Correta</text:p>
      <text:p text:style-name="P1">Valor recebido: 10.00</text:p>
      <text:p text:style-name="P1"/>
      <text:p text:style-name="P1"/>
      <text:p text:style-name="P1"><text:s/></text:p>
      <text:p text:style-name="P3"><text:s/></text:p>
      <text:p text:style-name="P3">Questão7 <text:s/></text:p>
      <text:p text:style-name="P1"><text:s/></text:p>
      <text:p text:style-name="P1"><text:s text:c="3"/></text:p>
      <text:p text:style-name="P1">“Conforme as instruções armazenadas em sua memória interna, ele ao receber um volume de dados (0 e 1), responde a esse volume e faz o processamento da informação.”</text:p>
      <text:p text:style-name="P1">Tendo por base a afirmação acima, selecione a alternativa correta que corresponde ao tipo de dispositivo mencionado:</text:p>
      <text:p text:style-name="P1"><text:s/></text:p>
      <text:p text:style-name="P1">1 - memória secundária.</text:p>
      <text:p text:style-name="P1">2 - processador cache I7.</text:p>
      <text:p text:style-name="P1">3 - processador preemptivo L4.</text:p>
      <text:p text:style-name="P3">4 - processador.</text:p>
      <text:p text:style-name="P1">5 - processador quântico J3.</text:p>
      <text:p text:style-name="P3"><text:s/></text:p>
      <text:p text:style-name="P3">Sua resposta: processador.</text:p>
      <text:p text:style-name="P1">Valor: Resposta Correta</text:p>
      <text:p text:style-name="P1">Valor recebido: 10.00</text:p>
      <text:p text:style-name="P1"/>
      <text:p text:style-name="P1"/>
      <text:p text:style-name="P1"><text:s/></text:p>
      <text:p text:style-name="P1"><text:s/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Helvetica Neue" svg:font-family="'Helvetica Neue', Helvetica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07T14:03:03.535919622</meta:creation-date>
    <dc:date>2023-05-07T15:01:56.935116425</dc:date>
    <meta:editing-duration>PT19M53S</meta:editing-duration>
    <meta:editing-cycles>5</meta:editing-cycles>
    <meta:generator>LibreOffice/7.3.7.2$Linux_X86_64 LibreOffice_project/30$Build-2</meta:generator>
    <meta:document-statistic meta:table-count="0" meta:image-count="0" meta:object-count="0" meta:page-count="6" meta:paragraph-count="270" meta:word-count="1547" meta:character-count="9490" meta:non-whitespace-character-count="7894"/>
  </office:meta>
</office:document-meta>
</file>